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ExpressionRootObject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ExpressionRootObject.ge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ExpressionRootObject.EventExpressionRootObject( ApplicationEvent event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